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>
        <style:tab-stops>
          <style:tab-stop style:position="3.519cm"/>
        </style:tab-stops>
      </style:paragraph-properties>
      <style:text-properties fo:font-size="24pt" fo:language="en" fo:country="GB" fo:font-style="italic" style:text-underline-style="solid" style:text-underline-width="auto" style:text-underline-color="font-color" fo:font-weight="bold" officeooo:rsid="00092fca" officeooo:paragraph-rsid="00092fca" style:font-size-asian="24pt" style:font-style-asian="italic" style:font-weight-asian="bold" style:font-size-complex="24pt" style:font-style-complex="italic" style:font-weight-complex="bold"/>
    </style:style>
    <style:style style:name="P2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>
        <style:tab-stops>
          <style:tab-stop style:position="3.519cm"/>
        </style:tab-stops>
      </style:paragraph-properties>
      <style:text-properties fo:font-size="24pt" fo:language="en" fo:country="GB" officeooo:rsid="00092fca" officeooo:paragraph-rsid="001e86d1" style:font-size-asian="24pt" style:font-size-complex="24pt"/>
    </style:style>
    <style:style style:name="P3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>
        <style:tab-stops>
          <style:tab-stop style:position="3.519cm"/>
        </style:tab-stops>
      </style:paragraph-properties>
      <style:text-properties fo:font-size="24pt" fo:language="en" fo:country="GB" fo:font-weight="normal" officeooo:rsid="00092fca" officeooo:paragraph-rsid="00245b94" style:font-size-asian="24pt" style:font-weight-asian="normal" style:font-size-complex="24pt" style:font-weight-complex="normal"/>
    </style:style>
    <style:style style:name="P4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>
        <style:tab-stops>
          <style:tab-stop style:position="3.519cm"/>
        </style:tab-stops>
      </style:paragraph-properties>
      <style:text-properties fo:font-size="18pt" fo:language="en" fo:country="GB" officeooo:rsid="000bcf8f" officeooo:paragraph-rsid="000bcf8f" style:font-size-asian="18pt" style:font-size-complex="18pt"/>
    </style:style>
    <style:style style:name="P5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3.519cm"/>
        </style:tab-stops>
      </style:paragraph-properties>
      <style:text-properties fo:font-size="18pt" fo:language="en" fo:country="GB" officeooo:rsid="00092fca" officeooo:paragraph-rsid="00092fca" style:font-size-asian="18pt" style:font-size-complex="18pt"/>
    </style:style>
    <style:style style:name="P6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3.519cm"/>
        </style:tab-stops>
      </style:paragraph-properties>
      <style:text-properties fo:font-size="18pt" fo:language="en" fo:country="GB" officeooo:rsid="000bcf8f" officeooo:paragraph-rsid="000bcf8f" style:font-size-asian="18pt" style:font-size-complex="18pt"/>
    </style:style>
    <style:style style:name="P7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3.519cm"/>
        </style:tab-stops>
      </style:paragraph-properties>
      <style:text-properties fo:font-size="18pt" fo:language="en" fo:country="GB" officeooo:rsid="000bcf8f" officeooo:paragraph-rsid="001d612d" style:font-size-asian="18pt" style:font-size-complex="18pt"/>
    </style:style>
    <style:style style:name="P8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3.519cm"/>
        </style:tab-stops>
      </style:paragraph-properties>
      <style:text-properties fo:font-size="18pt" fo:language="en" fo:country="GB" officeooo:rsid="000bcf8f" officeooo:paragraph-rsid="001e86d1" style:font-size-asian="18pt" style:font-size-complex="18pt"/>
    </style:style>
    <style:style style:name="P9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3.519cm"/>
        </style:tab-stops>
      </style:paragraph-properties>
      <style:text-properties fo:font-size="18pt" fo:language="en" fo:country="GB" officeooo:rsid="000d9d68" officeooo:paragraph-rsid="000d9d68" style:font-size-asian="18pt" style:font-size-complex="18pt"/>
    </style:style>
    <style:style style:name="P10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3.519cm"/>
        </style:tab-stops>
      </style:paragraph-properties>
      <style:text-properties fo:font-size="18pt" fo:language="en" fo:country="GB" officeooo:rsid="000e980e" officeooo:paragraph-rsid="000e980e" style:font-size-asian="18pt" style:font-size-complex="18pt"/>
    </style:style>
    <style:style style:name="P11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3.519cm"/>
        </style:tab-stops>
      </style:paragraph-properties>
      <style:text-properties fo:font-size="18pt" fo:language="en" fo:country="GB" officeooo:rsid="001332d7" officeooo:paragraph-rsid="001332d7" style:font-size-asian="18pt" style:font-size-complex="18pt"/>
    </style:style>
    <style:style style:name="P12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3.519cm"/>
        </style:tab-stops>
      </style:paragraph-properties>
      <style:text-properties fo:font-size="18pt" fo:language="en" fo:country="GB" officeooo:rsid="00145db3" officeooo:paragraph-rsid="00145db3" style:font-size-asian="18pt" style:font-size-complex="18pt"/>
    </style:style>
    <style:style style:name="P13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3.519cm"/>
        </style:tab-stops>
      </style:paragraph-properties>
      <style:text-properties fo:font-size="18pt" fo:language="en" fo:country="GB" fo:font-style="normal" fo:font-weight="normal" officeooo:rsid="00092fca" officeooo:paragraph-rsid="00092fca" style:font-size-asian="18pt" style:font-style-asian="normal" style:font-weight-asian="normal" style:font-size-complex="18pt" style:font-style-complex="normal" style:font-weight-complex="normal"/>
    </style:style>
    <style:style style:name="P14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3.519cm"/>
        </style:tab-stops>
      </style:paragraph-properties>
      <style:text-properties fo:font-size="18pt" fo:language="en" fo:country="GB" fo:font-weight="bold" officeooo:rsid="000e980e" officeooo:paragraph-rsid="000e980e" style:font-size-asian="18pt" style:font-weight-asian="bold" style:font-size-complex="18pt" style:font-weight-complex="bold"/>
    </style:style>
    <style:style style:name="P15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3.519cm"/>
        </style:tab-stops>
      </style:paragraph-properties>
      <style:text-properties fo:font-size="18pt" fo:language="en" fo:country="GB" fo:font-weight="bold" officeooo:rsid="001332d7" officeooo:paragraph-rsid="001332d7" style:font-size-asian="18pt" style:font-weight-asian="bold" style:font-size-complex="18pt" style:font-weight-complex="bold"/>
    </style:style>
    <style:style style:name="P16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3.519cm"/>
        </style:tab-stops>
      </style:paragraph-properties>
      <style:text-properties fo:font-size="18pt" fo:language="en" fo:country="GB" fo:font-weight="normal" officeooo:rsid="001332d7" officeooo:paragraph-rsid="001332d7" style:font-size-asian="18pt" style:font-weight-asian="normal" style:font-size-complex="18pt" style:font-weight-complex="normal"/>
    </style:style>
    <style:style style:name="P17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3.519cm"/>
        </style:tab-stops>
      </style:paragraph-properties>
      <style:text-properties fo:font-size="18pt" fo:language="en" fo:country="GB" fo:font-weight="normal" officeooo:rsid="00145db3" officeooo:paragraph-rsid="00145db3" style:font-size-asian="18pt" style:font-weight-asian="normal" style:font-size-complex="18pt" style:font-weight-complex="normal"/>
    </style:style>
    <style:style style:name="P18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3.519cm"/>
        </style:tab-stops>
      </style:paragraph-properties>
      <style:text-properties fo:font-size="18pt" fo:language="en" fo:country="GB" fo:font-weight="normal" officeooo:rsid="001bfe08" officeooo:paragraph-rsid="001bfe08" style:font-size-asian="18pt" style:font-weight-asian="normal" style:font-size-complex="18pt" style:font-weight-complex="normal"/>
    </style:style>
    <style:style style:name="P19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3.519cm"/>
        </style:tab-stops>
      </style:paragraph-properties>
      <style:text-properties fo:font-size="18pt" fo:language="en" fo:country="GB" fo:font-weight="normal" officeooo:rsid="001d612d" officeooo:paragraph-rsid="001d612d" style:font-size-asian="18pt" style:font-weight-asian="normal" style:font-size-complex="18pt" style:font-weight-complex="normal"/>
    </style:style>
    <style:style style:name="P20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3.519cm"/>
        </style:tab-stops>
      </style:paragraph-properties>
      <style:text-properties fo:font-size="18pt" fo:language="en" fo:country="GB" fo:font-weight="normal" officeooo:rsid="000bcf8f" officeooo:paragraph-rsid="001d612d" style:font-size-asian="18pt" style:font-weight-asian="normal" style:font-size-complex="18pt" style:font-weight-complex="normal"/>
    </style:style>
    <style:style style:name="P21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3.519cm"/>
        </style:tab-stops>
      </style:paragraph-properties>
      <style:text-properties fo:font-size="18pt" fo:language="en" fo:country="GB" fo:font-weight="normal" officeooo:rsid="000bcf8f" officeooo:paragraph-rsid="001e86d1" style:font-size-asian="18pt" style:font-weight-asian="normal" style:font-size-complex="18pt" style:font-weight-complex="normal"/>
    </style:style>
    <style:style style:name="P22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3.519cm"/>
        </style:tab-stops>
      </style:paragraph-properties>
      <style:text-properties fo:font-size="18pt" fo:language="en" fo:country="GB" fo:font-weight="normal" officeooo:rsid="001db204" officeooo:paragraph-rsid="001db204" style:font-size-asian="18pt" style:font-weight-asian="normal" style:font-size-complex="18pt" style:font-weight-complex="normal"/>
    </style:style>
    <style:style style:name="P23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3.519cm"/>
        </style:tab-stops>
      </style:paragraph-properties>
      <style:text-properties fo:font-size="18pt" fo:language="en" fo:country="GB" fo:font-weight="normal" officeooo:rsid="001db204" officeooo:paragraph-rsid="001e1462" style:font-size-asian="18pt" style:font-weight-asian="normal" style:font-size-complex="18pt" style:font-weight-complex="normal"/>
    </style:style>
    <style:style style:name="P24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3.519cm"/>
        </style:tab-stops>
      </style:paragraph-properties>
      <style:text-properties fo:font-size="18pt" fo:language="en" fo:country="GB" fo:font-weight="normal" officeooo:rsid="001e1462" officeooo:paragraph-rsid="001e1462" style:font-size-asian="18pt" style:font-weight-asian="normal" style:font-size-complex="18pt" style:font-weight-complex="normal"/>
    </style:style>
    <style:style style:name="P25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3.519cm"/>
        </style:tab-stops>
      </style:paragraph-properties>
      <style:text-properties fo:font-size="18pt" fo:language="en" fo:country="GB" fo:font-weight="normal" officeooo:rsid="001f6539" officeooo:paragraph-rsid="001f6539" style:font-size-asian="18pt" style:font-weight-asian="normal" style:font-size-complex="18pt" style:font-weight-complex="normal"/>
    </style:style>
    <style:style style:name="P26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3.519cm"/>
        </style:tab-stops>
      </style:paragraph-properties>
      <style:text-properties fo:font-size="18pt" fo:language="en" fo:country="GB" fo:font-weight="normal" officeooo:rsid="00213478" officeooo:paragraph-rsid="00213478" style:font-size-asian="18pt" style:font-weight-asian="normal" style:font-size-complex="18pt" style:font-weight-complex="normal"/>
    </style:style>
    <style:style style:name="P27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3.519cm"/>
        </style:tab-stops>
      </style:paragraph-properties>
      <style:text-properties fo:font-size="18pt" fo:language="en" fo:country="GB" fo:font-weight="normal" officeooo:rsid="00220a0c" officeooo:paragraph-rsid="00220a0c" style:font-size-asian="18pt" style:font-weight-asian="normal" style:font-size-complex="18pt" style:font-weight-complex="normal"/>
    </style:style>
    <style:style style:name="P28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3.519cm"/>
        </style:tab-stops>
      </style:paragraph-properties>
      <style:text-properties fo:font-size="18pt" fo:language="en" fo:country="GB" fo:font-weight="normal" officeooo:rsid="0022fc4a" officeooo:paragraph-rsid="0022fc4a" style:font-size-asian="18pt" style:font-weight-asian="normal" style:font-size-complex="18pt" style:font-weight-complex="normal"/>
    </style:style>
    <style:style style:name="P29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3.519cm"/>
        </style:tab-stops>
      </style:paragraph-properties>
      <style:text-properties fo:font-size="24pt" fo:language="en" fo:country="GB" fo:font-weight="normal" officeooo:rsid="00092fca" officeooo:paragraph-rsid="00245b94" style:font-size-asian="24pt" style:font-weight-asian="normal" style:font-size-complex="24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e980e" style:font-weight-asian="bold" style:font-weight-complex="bold"/>
    </style:style>
    <style:style style:name="T3" style:family="text">
      <style:text-properties fo:font-weight="bold" officeooo:rsid="000d9d68" style:font-weight-asian="bold" style:font-weight-complex="bold"/>
    </style:style>
    <style:style style:name="T4" style:family="text">
      <style:text-properties fo:font-weight="bold" officeooo:rsid="001332d7" style:font-weight-asian="bold" style:font-weight-complex="bold"/>
    </style:style>
    <style:style style:name="T5" style:family="text">
      <style:text-properties fo:font-weight="bold" officeooo:rsid="00145db3" style:font-weight-asian="bold" style:font-weight-complex="bold"/>
    </style:style>
    <style:style style:name="T6" style:family="text">
      <style:text-properties fo:font-weight="bold" officeooo:rsid="001d612d" style:font-weight-asian="bold" style:font-weight-complex="bold"/>
    </style:style>
    <style:style style:name="T7" style:family="text">
      <style:text-properties fo:font-weight="bold" officeooo:rsid="001db204" style:font-weight-asian="bold" style:font-weight-complex="bold"/>
    </style:style>
    <style:style style:name="T8" style:family="text">
      <style:text-properties fo:font-weight="bold" officeooo:rsid="001e1462" style:font-weight-asian="bold" style:font-weight-complex="bold"/>
    </style:style>
    <style:style style:name="T9" style:family="text">
      <style:text-properties fo:font-weight="bold" officeooo:rsid="00245b94" style:font-weight-asian="bold" style:font-weight-complex="bold"/>
    </style:style>
    <style:style style:name="T10" style:family="text">
      <style:text-properties fo:font-weight="bold" officeooo:rsid="00279c4a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1d612d" style:font-weight-asian="normal" style:font-weight-complex="normal"/>
    </style:style>
    <style:style style:name="T13" style:family="text">
      <style:text-properties officeooo:rsid="001bfe08"/>
    </style:style>
    <style:style style:name="T14" style:family="text">
      <style:text-properties officeooo:rsid="00145db3"/>
    </style:style>
    <style:style style:name="T15" style:family="text">
      <style:text-properties officeooo:rsid="001d612d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8" style:family="text">
      <style:text-properties fo:font-style="italic" style:text-underline-style="solid" style:text-underline-width="auto" style:text-underline-color="font-color" fo:font-weight="bold" officeooo:rsid="001e86d1" style:font-style-asian="italic" style:font-weight-asian="bold" style:font-style-complex="italic" style:font-weight-complex="bold"/>
    </style:style>
    <style:style style:name="T19" style:family="text">
      <style:text-properties fo:font-style="italic" style:text-underline-style="solid" style:text-underline-width="auto" style:text-underline-color="font-color" fo:font-weight="bold" officeooo:rsid="00245b94" style:font-style-asian="italic" style:font-weight-asian="bold" style:font-style-complex="italic" style:font-weight-complex="bold"/>
    </style:style>
    <style:style style:name="T20" style:family="text">
      <style:text-properties officeooo:rsid="001e1462"/>
    </style:style>
    <style:style style:name="T21" style:family="text">
      <style:text-properties officeooo:rsid="00245b94"/>
    </style:style>
    <style:style style:name="T22" style:family="text">
      <style:text-properties officeooo:rsid="00265b51"/>
    </style:style>
    <style:style style:name="T23" style:family="text">
      <style:text-properties officeooo:rsid="00279c4a"/>
    </style:style>
    <style:style style:name="T24" style:family="text">
      <style:text-properties style:text-underline-style="solid" style:text-underline-type="double" style:text-underline-width="auto" style:text-underline-color="font-color"/>
    </style:style>
    <style:style style:name="T25" style:family="text">
      <style:text-properties style:text-underline-style="solid" style:text-underline-type="double" style:text-underline-width="auto" style:text-underline-color="font-color" officeooo:rsid="00279c4a"/>
    </style:style>
    <style:style style:name="T26" style:family="text">
      <style:text-properties style:text-underline-style="solid" style:text-underline-type="double" style:text-underline-width="auto" style:text-underline-color="font-color" fo:font-weight="bold" officeooo:rsid="00279c4a" style:font-weight-asian="bold" style:font-weight-complex="bold"/>
    </style:style>
    <style:style style:name="T27" style:family="text">
      <style:text-properties officeooo:rsid="0027d45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lide 1:</text:p>
      <text:p text:style-name="P5"/>
      <text:p text:style-name="P5"><text:span text:style-name="T1">UNIX</text:span> <text:span text:style-name="T1">File</text:span>\and <text:span text:style-name="T1">Directory</text:span> <text:span text:style-name="T1">Structure</text:span> </text:p>
      <text:p text:style-name="P5"/>
      <text:p text:style-name="P13">&lt;&gt;</text:p>
      <text:p text:style-name="P13"/>
      <text:p text:style-name="P5"><text:span text:style-name="T1">Files</text:span> and <text:span text:style-name="T1">Directories</text:span> are arranged in a hierarchical fashion.</text:p>
      <text:p text:style-name="P5"/>
      <text:p text:style-name="P5">A <text:span text:style-name="T1">Tree Structure</text:span>, the top of which is referred to as the r<text:span text:style-name="T1">oot</text:span>.</text:p>
      <text:p text:style-name="P5"/>
      <text:p text:style-name="P5">&lt;&gt;</text:p>
      <text:p text:style-name="P5"/>
      <text:p text:style-name="P5">A <text:span text:style-name="T1">Forward Slash</text:span> “<text:span text:style-name="T1">/</text:span>” is used to represent the root directory.</text:p>
      <text:p text:style-name="P5"/>
      <text:p text:style-name="P5">&lt;&gt;</text:p>
      <text:p text:style-name="P5"/>
      <text:p text:style-name="P6"><text:span text:style-name="T22">Directly u</text:span>nder the <text:span text:style-name="T1">root</text:span> directory are a number of directories, most dedicated to system files that need not concern us here.</text:p>
      <text:p text:style-name="P6"/>
      <text:p text:style-name="P6">&lt;&gt;</text:p>
      <text:p text:style-name="P6"/>
      <text:p text:style-name="P4">Here we will discuss just the <text:span text:style-name="T1">User Directories </text:span>and <text:span text:style-name="T1">Files</text:span> which are, conventionally, stored in the <text:span text:style-name="T1">Directory /home</text:span>.</text:p>
      <text:p text:style-name="P6"/>
      <text:p text:style-name="P6">&lt;&gt;</text:p>
      <text:p text:style-name="P6"/>
      <text:p text:style-name="P6">Imagine a system with just three users, <text:span text:style-name="T1">tom</text:span>, <text:span text:style-name="T1">dick</text:span> and <text:span text:style-name="T1">fred</text:span>.</text:p>
      <text:p text:style-name="P6"/>
      <text:p text:style-name="P6">Each user is assigned a suitabl<text:span text:style-name="T27">y</text:span> named directory under <text:span text:style-name="T1">/home</text:span>.</text:p>
      <text:p text:style-name="P6"/>
      <text:p text:style-name="P6">&lt;&gt;</text:p>
      <text:p text:style-name="P6"/>
      <text:p text:style-name="P6">The shorthand for user home directories is a <text:span text:style-name="T1">tilde</text:span> “<text:span text:style-name="T1">~</text:span>” prefixed to the user name.</text:p>
      <text:p text:style-name="P6"/>
      <text:p text:style-name="P6">In this case, <text:span text:style-name="T1">~tom</text:span>, <text:span text:style-name="T1">~dick</text:span> and <text:span text:style-name="T1">~fred</text:span>.</text:p>
      <text:p text:style-name="P6"/>
      <text:p text:style-name="P6">&lt;&gt;</text:p>
      <text:p text:style-name="P6"/>
      <text:p text:style-name="P6">The <text:span text:style-name="T10">D</text:span><text:span text:style-name="T1">irectories</text:span> and <text:span text:style-name="T10">F</text:span><text:span text:style-name="T1">iles</text:span> within each <text:span text:style-name="T10">U</text:span><text:span text:style-name="T1">ser </text:span><text:span text:style-name="T10">H</text:span><text:span text:style-name="T1">ome </text:span><text:span text:style-name="T26">D</text:span><text:span text:style-name="T1">irectory</text:span> are entirely the responsibility of the corresponding <text:span text:style-name="T10">U</text:span><text:span text:style-name="T1">ser</text:span>.</text:p>
      <text:p text:style-name="P6"/>
      <text:p text:style-name="P6">&lt;&gt;</text:p>
      <text:p text:style-name="P6"/>
      <text:p text:style-name="P6">&lt;&gt;</text:p>
      <text:p text:style-name="P6"/>
      <text:p text:style-name="P2"><text:span text:style-name="T17">Slide </text:span><text:span text:style-name="T18">2</text:span><text:span text:style-name="T17">:</text:span></text:p>
      <text:p text:style-name="P8"/>
      <text:p text:style-name="P6">Consider now <text:span text:style-name="T1">Absolute File References</text:span>.</text:p>
      <text:p text:style-name="P6"/>
      <text:p text:style-name="P6">In this context, I mean any way to refer uniquely to a particular file or directory that is independent of <text:span text:style-name="T15">the</text:span> <text:span text:style-name="T3">U</text:span><text:span text:style-name="T1">ser</text:span> or <text:span text:style-name="T15">his</text:span> <text:span text:style-name="T1">Current Working Directory</text:span>.</text:p>
      <text:p text:style-name="P6"/>
      <text:p text:style-name="P9">A <text:span text:style-name="T1">User</text:span>’s <text:span text:style-name="T1">Current </text:span><text:span text:style-name="T2">Working </text:span><text:span text:style-name="T1">Directory</text:span> being the <text:span text:style-name="T1">Directory</text:span> in which <text:s/>that <text:span text:style-name="T1">User</text:span> is <text:span text:style-name="T1">Currently</text:span> <text:span text:style-name="T1">Working</text:span>.</text:p>
      <text:p text:style-name="P9"/>
      <text:p text:style-name="P9">&lt;&gt;</text:p>
      <text:p text:style-name="P9"/>
      <text:p text:style-name="P10">Consider the file called <text:span text:style-name="T1">e</text:span> in the directory <text:span text:style-name="T1">d1</text:span> of the user <text:span text:style-name="T1">dick</text:span>.</text:p>
      <text:p text:style-name="P10"/>
      <text:p text:style-name="P10">&lt;&gt;</text:p>
      <text:p text:style-name="P10"/>
      <text:p text:style-name="P10">The address of this file starting at the fixed point <text:span text:style-name="T1">root</text:span> would be <text:span text:style-name="T6">Forward Slash</text:span><text:span text:style-name="T15"> “</text:span><text:span text:style-name="T6">/</text:span><text:span text:style-name="T15">”</text:span>:</text:p>
      <text:p text:style-name="P10"/>
      <text:p text:style-name="P10"><text:s text:c="9"/><text:span text:style-name="T1"><text:s/>/</text:span></text:p>
      <text:p text:style-name="P10"><text:span text:style-name="T1"/></text:p>
      <text:p text:style-name="P10">&lt;&gt;</text:p>
      <text:p text:style-name="P10"/>
      <text:p text:style-name="P10"><text:span text:style-name="T15">T</text:span>hen on to the <text:span text:style-name="T1">User</text:span> master directory <text:span text:style-name="T6">home</text:span><text:span text:style-name="T15">.</text:span></text:p>
      <text:p text:style-name="P10"/>
      <text:p text:style-name="P14"><text:tab/>/home</text:p>
      <text:p text:style-name="P14"/>
      <text:p text:style-name="P10">&lt;&gt;</text:p>
      <text:p text:style-name="P10"/>
      <text:p text:style-name="P10">Then on to the <text:span text:style-name="T1">home</text:span> directory specific to <text:span text:style-name="T1">dick</text:span><text:span text:style-name="T11">.</text:span></text:p>
      <text:p text:style-name="P10"><text:span text:style-name="T11"/></text:p>
      <text:p text:style-name="P14"><text:tab/>/home/dick</text:p>
      <text:p text:style-name="P14"/>
      <text:p text:style-name="P10">Note that <text:span text:style-name="T4">F</text:span><text:span text:style-name="T1">orward </text:span><text:span text:style-name="T4">S</text:span><text:span text:style-name="T1">lash</text:span> “<text:span text:style-name="T1">/</text:span>” is used to separate the sections of an address as well as referring to the <text:span text:style-name="T1">root</text:span> directory.</text:p>
      <text:p text:style-name="P10"/>
      <text:p text:style-name="P11">&lt;&gt;</text:p>
      <text:p text:style-name="P11"/>
      <text:p text:style-name="P11">Within <text:span text:style-name="T1">dick</text:span>’s home directory, head for <text:span text:style-name="T1">d1</text:span><text:span text:style-name="T11">.</text:span></text:p>
      <text:p text:style-name="P11"><text:span text:style-name="T11"/></text:p>
      <text:p text:style-name="P15"><text:tab/>/home/dick/d1</text:p>
      <text:p text:style-name="P15"/>
      <text:p text:style-name="P16">&lt;&gt;</text:p>
      <text:p text:style-name="P16"/>
      <text:p text:style-name="P11"><text:span text:style-name="T11">and finally indicate the target file </text:span><text:span text:style-name="T1">e</text:span><text:span text:style-name="T11">.</text:span></text:p>
      <text:p text:style-name="P11"><text:span text:style-name="T11"/></text:p>
      <text:p text:style-name="P15"><text:tab/>/home/dick/d1/e</text:p>
      <text:p text:style-name="P15"/>
      <text:p text:style-name="P17">&lt;&gt;</text:p>
      <text:p text:style-name="P17"/>
      <text:p text:style-name="P2"><text:span text:style-name="T17">Slide </text:span><text:span text:style-name="T18">3</text:span><text:span text:style-name="T17">:</text:span></text:p>
      <text:p text:style-name="P21"/>
      <text:p text:style-name="P12"><text:span text:style-name="T11">Alternatively, a </text:span><text:span text:style-name="T1">User Home Directory</text:span><text:span text:style-name="T11"> could be used as an </text:span><text:span text:style-name="T1">Absolute</text:span><text:span text:style-name="T11"> starting point for a file or directory address.</text:span></text:p>
      <text:p text:style-name="P12"><text:span text:style-name="T11"/></text:p>
      <text:p text:style-name="P12"><text:span text:style-name="T11">For example, </text:span><text:span text:style-name="T1">~dick</text:span><text:span text:style-name="T11"> has a constant interpretation for all users at all times as long as the user </text:span><text:span text:style-name="T1">dick</text:span><text:span text:style-name="T11"> exists.</text:span></text:p>
      <text:p text:style-name="P12"><text:span text:style-name="T11"/></text:p>
      <text:p text:style-name="P17">So starting from <text:span text:style-name="T1">~dick</text:span>.</text:p>
      <text:p text:style-name="P17"/>
      <text:p text:style-name="P12"><text:span text:style-name="T11"><text:tab/></text:span><text:span text:style-name="T1">~dick</text:span></text:p>
      <text:p text:style-name="P12"><text:span text:style-name="T1"/></text:p>
      <text:p text:style-name="P17">&lt;&gt;</text:p>
      <text:p text:style-name="P17"/>
      <text:p text:style-name="P12"><text:span text:style-name="T11">travel down into </text:span><text:span text:style-name="T1">d1</text:span><text:span text:style-name="T11">.</text:span></text:p>
      <text:p text:style-name="P12"><text:span text:style-name="T11"/></text:p>
      <text:p text:style-name="P12"><text:span text:style-name="T11"><text:tab/></text:span><text:span text:style-name="T1">~dick/d1</text:span></text:p>
      <text:p text:style-name="P12"><text:span text:style-name="T1"/></text:p>
      <text:p text:style-name="P17">&lt;&gt;</text:p>
      <text:p text:style-name="P17">and again on to the target file <text:span text:style-name="T1">e</text:span>.</text:p>
      <text:p text:style-name="P17"/>
      <text:p text:style-name="P12"><text:span text:style-name="T11"><text:tab/></text:span><text:span text:style-name="T1">~dick/d1/e</text:span></text:p>
      <text:p text:style-name="P12"><text:span text:style-name="T1"/></text:p>
      <text:p text:style-name="P17">&lt;&gt;</text:p>
      <text:p text:style-name="P17"/>
      <text:p text:style-name="P2"><text:span text:style-name="T17">Slide </text:span><text:span text:style-name="T18">4</text:span><text:span text:style-name="T17">:</text:span></text:p>
      <text:p text:style-name="P21"/>
      <text:p text:style-name="P17">Any <text:span text:style-name="T1">User Home Directory</text:span> could be used.</text:p>
      <text:p text:style-name="P17"/>
      <text:p text:style-name="P17">For example, <text:span text:style-name="T1">~fred</text:span>.</text:p>
      <text:p text:style-name="P17"/>
      <text:p text:style-name="P17"><text:tab/><text:span text:style-name="T1">~fred</text:span></text:p>
      <text:p text:style-name="P17"><text:span text:style-name="T1"/></text:p>
      <text:p text:style-name="P17"><text:span text:style-name="T13">&lt;</text:span>&gt;</text:p>
      <text:p text:style-name="P17"/>
      <text:p text:style-name="P18">In order to get to anything in the home directory of <text:span text:style-name="T1">dick</text:span>, starting from the home directory of <text:span text:style-name="T1">fred</text:span>, it is necessary to go <text:span text:style-name="T1">UP</text:span> a directory (to the directory <text:span text:style-name="T1">/home</text:span>).</text:p>
      <text:p text:style-name="P18"/>
      <text:p text:style-name="P18">To do this, use the convention that <text:span text:style-name="T1">Double Dot</text:span> “<text:span text:style-name="T1">..</text:span>” stands for “<text:span text:style-name="T16">the directory above the current directory</text:span>” (in this case <text:span text:style-name="T1">/home</text:span>).</text:p>
      <text:p text:style-name="P18"/>
      <text:p text:style-name="P18"><text:tab/><text:span text:style-name="T5">~fred/..</text:span></text:p>
      <text:p text:style-name="P18"><text:span text:style-name="T5"/></text:p>
      <text:p text:style-name="P18">&lt;&gt;</text:p>
      <text:p text:style-name="P18"/>
      <text:p text:style-name="P18">Now simply <text:span text:style-name="T23">go </text:span>down into the home of <text:span text:style-name="T1">dick</text:span>.</text:p>
      <text:p text:style-name="P18"/>
      <text:p text:style-name="P18"><text:tab/><text:span text:style-name="T5">~fred/../</text:span><text:span text:style-name="T1">dick</text:span></text:p>
      <text:p text:style-name="P18"><text:span text:style-name="T11"/></text:p>
      <text:p text:style-name="P18">&lt;&gt;</text:p>
      <text:p text:style-name="P18"/>
      <text:p text:style-name="P18">and on into <text:span text:style-name="T1">d1</text:span>.</text:p>
      <text:p text:style-name="P18"/>
      <text:p text:style-name="P18"><text:tab/><text:span text:style-name="T5">~fred/../</text:span><text:span text:style-name="T1">dick/d1</text:span></text:p>
      <text:p text:style-name="P18"><text:span text:style-name="T11"/></text:p>
      <text:p text:style-name="P18">&lt;&gt;</text:p>
      <text:p text:style-name="P18"/>
      <text:p text:style-name="P18">and <text:span text:style-name="T14">again on to the target file </text:span><text:span text:style-name="T5">e</text:span><text:span text:style-name="T14">.</text:span></text:p>
      <text:p text:style-name="P18"/>
      <text:p text:style-name="P18"><text:tab/><text:span text:style-name="T5">~fred/../</text:span><text:span text:style-name="T1">dick/d1/</text:span><text:span text:style-name="T6">e</text:span></text:p>
      <text:p text:style-name="P18"><text:span text:style-name="T12"/></text:p>
      <text:p text:style-name="P19">&lt;&gt;</text:p>
      <text:p text:style-name="P19"/>
      <text:p text:style-name="P2"><text:span text:style-name="T17">Slide </text:span><text:span text:style-name="T18">5</text:span><text:span text:style-name="T17">:</text:span></text:p>
      <text:p text:style-name="P21"/>
      <text:p text:style-name="P7">Consider n<text:span text:style-name="T15">ext</text:span> <text:span text:style-name="T6">Relative</text:span><text:span text:style-name="T1"> File References</text:span>.</text:p>
      <text:p text:style-name="P20"/>
      <text:p text:style-name="P19">That is, file addresses that are dependant upon the <text:span text:style-name="T7">U</text:span><text:span text:style-name="T1">ser</text:span> referencing the file or directory and/or the <text:span text:style-name="T1">Current Working Directory</text:span> of that <text:span text:style-name="T7">U</text:span><text:span text:style-name="T1">ser</text:span>.</text:p>
      <text:p text:style-name="P19"/>
      <text:p text:style-name="P19">&lt;&gt;</text:p>
      <text:p text:style-name="P18"/>
      <text:p text:style-name="P22">Consider the user <text:span text:style-name="T1">dick</text:span>, who has just logged in and so has his <text:span text:style-name="T1">Home Directory </text:span>(<text:span text:style-name="T1">~dick</text:span>) as his <text:span text:style-name="T1">Current Working Directory</text:span>.</text:p>
      <text:p text:style-name="P22"/>
      <text:p text:style-name="P22">&lt;&gt;</text:p>
      <text:p text:style-name="P22"/>
      <text:p text:style-name="P22">Any user may refer to his own <text:span text:style-name="T1">Home Directory</text:span> just as “<text:span text:style-name="T1">~</text:span>”, the <text:span text:style-name="T1">User Name</text:span> being implied.</text:p>
      <text:p text:style-name="P22"/>
      <text:p text:style-name="P22"><text:tab/><text:span text:style-name="T1">~</text:span></text:p>
      <text:p text:style-name="P22"/>
      <text:p text:style-name="P24">As the <text:span text:style-name="T1">User Name</text:span> is implied, the address is now <text:span text:style-name="T1">Relative</text:span> to the user.</text:p>
      <text:p text:style-name="P24"/>
      <text:p text:style-name="P24">The directory referred to by just <text:span text:style-name="T1">~</text:span> will depend whether the <text:span text:style-name="T1">User</text:span> is <text:span text:style-name="T1">tom</text:span>, <text:span text:style-name="T1">dick</text:span> or <text:span text:style-name="T1">fred</text:span>.</text:p>
      <text:p text:style-name="P22"/>
      <text:p text:style-name="P22">&lt;&gt;</text:p>
      <text:p text:style-name="P22"/>
      <text:p text:style-name="P24">To get to <text:span text:style-name="T1">e</text:span>, the tricks are much as before.</text:p>
      <text:p text:style-name="P24"/>
      <text:p text:style-name="P24">First slide down to <text:span text:style-name="T1">d1</text:span>.</text:p>
      <text:p text:style-name="P18"/>
      <text:p text:style-name="P23"><text:tab/><text:span text:style-name="T1">~/</text:span><text:span text:style-name="T8">d1</text:span></text:p>
      <text:p text:style-name="P23"/>
      <text:p text:style-name="P24">&lt;&gt;</text:p>
      <text:p text:style-name="P24"/>
      <text:p text:style-name="P24">and then shimmy on to <text:span text:style-name="T1">e</text:span> itself.</text:p>
      <text:p text:style-name="P24"/>
      <text:p text:style-name="P23"><text:tab/><text:span text:style-name="T1">~/</text:span><text:span text:style-name="T8">d1/e</text:span></text:p>
      <text:p text:style-name="P23"/>
      <text:p text:style-name="P24">&lt;&gt;</text:p>
      <text:p text:style-name="P24"/>
      <text:p text:style-name="P24">Was <text:span text:style-name="T1">tom</text:span> to log on, for him, <text:span text:style-name="T1">~</text:span> would refer to <text:span text:style-name="T1">~tom</text:span> and not <text:span text:style-name="T1">~dick</text:span>.</text:p>
      <text:p text:style-name="P24"/>
      <text:p text:style-name="P24">If <text:span text:style-name="T1">tom</text:span> sneakily renamed his files so there was a file called <text:span text:style-name="T1">e</text:span> in a directory called <text:span text:style-name="T1">d1</text:span>, <text:span text:style-name="T1">~/d1/e</text:span> would not refer to the same file for <text:span text:style-name="T1">tom</text:span> as it would for <text:span text:style-name="T1">dick</text:span>!</text:p>
      <text:p text:style-name="P24"/>
      <text:p text:style-name="P25">Had <text:span text:style-name="T1">tom</text:span> neglected to copy the file naming strategies of <text:span text:style-name="T1">dick</text:span>, <text:span text:style-name="T8">~/d1/e</text:span><text:span text:style-name="T20"> </text:span>would be meaningless <text:span text:style-name="T1">Relative</text:span> to <text:span text:style-name="T1">tom</text:span> but still useful <text:span text:style-name="T1">Relative</text:span> to <text:span text:style-name="T1">dick</text:span>.</text:p>
      <text:p text:style-name="P25"/>
      <text:p text:style-name="P25">&lt;&gt;</text:p>
      <text:p text:style-name="P25"/>
      <text:p text:style-name="P25">&lt;&gt;</text:p>
      <text:p text:style-name="P25"/>
      <text:p text:style-name="P3"><text:span text:style-name="T17">Slide </text:span><text:span text:style-name="T19">6</text:span><text:span text:style-name="T17">:</text:span></text:p>
      <text:p text:style-name="P29"><text:span text:style-name="T17"/></text:p>
      <text:p text:style-name="P25">Consider <text:span text:style-name="T1">dick</text:span> logging in once more, and then making his <text:span text:style-name="T1">Current Working Directory d1</text:span>.</text:p>
      <text:p text:style-name="P25"/>
      <text:p text:style-name="P25">The shorthand for the C<text:span text:style-name="T1">urrent Working Directory</text:span>, is a <text:span text:style-name="T1">Single Dot</text:span> “<text:span text:style-name="T1">.</text:span>”.</text:p>
      <text:p text:style-name="P25"/>
      <text:p text:style-name="P25">&lt;&gt;</text:p>
      <text:p text:style-name="P25"/>
      <text:p text:style-name="P25">So the address of <text:span text:style-name="T1">e</text:span>, <text:span text:style-name="T1">Relative</text:span> to the <text:span text:style-name="T1">Current Working Directory</text:span> becomes <text:span text:style-name="T1">./e</text:span>.</text:p>
      <text:p text:style-name="P25"/>
      <text:p text:style-name="P25"><text:tab/><text:span text:style-name="T1">./e</text:span></text:p>
      <text:p text:style-name="P25"/>
      <text:p text:style-name="P26">&lt;&gt;</text:p>
      <text:p text:style-name="P26"/>
      <text:p text:style-name="P27">For any address that does not explicitly begin with a <text:span text:style-name="T1">Forward Slash</text:span> “<text:span text:style-name="T1">/</text:span>”, <text:span text:style-name="T1">tilde</text:span> “<text:span text:style-name="T1">~</text:span>” or <text:span text:style-name="T1">Single Dot</text:span> “<text:span text:style-name="T1">.</text:span>”, a <text:span text:style-name="T1">Single Dot</text:span> “<text:span text:style-name="T1">.</text:span>” is assumed.</text:p>
      <text:p text:style-name="P27"/>
      <text:p text:style-name="P27">Thus the <text:span text:style-name="T1">Relative Address ./e</text:span> is exactly equivalent to just <text:span text:style-name="T1">e</text:span>.</text:p>
      <text:p text:style-name="P27"/>
      <text:p text:style-name="P27">&lt;&gt;</text:p>
      <text:p text:style-name="P27"/>
      <text:p text:style-name="P3"><text:span text:style-name="T17">Slide </text:span><text:span text:style-name="T19">7</text:span><text:span text:style-name="T17">:</text:span></text:p>
      <text:p text:style-name="P29"><text:span text:style-name="T17"/></text:p>
      <text:p text:style-name="P27"><text:span text:style-name="T1">dick</text:span> logs in once more.</text:p>
      <text:p text:style-name="P27"/>
      <text:p text:style-name="P27">&lt;&gt;</text:p>
      <text:p text:style-name="P27"/>
      <text:p text:style-name="P27">This time he makes his <text:span text:style-name="T1">Working Directory d2</text:span>.</text:p>
      <text:p text:style-name="P27"/>
      <text:p text:style-name="P27">As before, to reference <text:span text:style-name="T1">e Relative</text:span> to the <text:span text:style-name="T1">Current </text:span><text:span text:style-name="T9">W</text:span><text:span text:style-name="T1">orking Directory</text:span>, the <text:span text:style-name="T1">Address</text:span> begins with a <text:span text:style-name="T1">Single Dot</text:span> “<text:span text:style-name="T1">.</text:span>”.</text:p>
      <text:p text:style-name="P27"/>
      <text:p text:style-name="P27"><text:tab/><text:span text:style-name="T1">.</text:span></text:p>
      <text:p text:style-name="P27"/>
      <text:p text:style-name="P27">&lt;&gt;</text:p>
      <text:p text:style-name="P27"/>
      <text:p text:style-name="P27">Followed by a <text:span text:style-name="T1">Double Dot</text:span> to get back to <text:span text:style-name="T1">dick</text:span>’s <text:span text:style-name="T1">Home Directory</text:span>.</text:p>
      <text:p text:style-name="P27"/>
      <text:p text:style-name="P27"><text:tab/><text:span text:style-name="T1">./..</text:span></text:p>
      <text:p text:style-name="P27"/>
      <text:p text:style-name="P27">And then the well worn path <text:span text:style-name="T1">d1/e</text:span> to get to the target file.</text:p>
      <text:p text:style-name="P27"><text:s/></text:p>
      <text:p text:style-name="P27"><text:tab/><text:span text:style-name="T1">./../d1/e</text:span></text:p>
      <text:p text:style-name="P27"/>
      <text:p text:style-name="P27">&lt;&gt;</text:p>
      <text:p text:style-name="P27"/>
      <text:p text:style-name="P27">As before, the leading <text:span text:style-name="T1">Single Dot</text:span> can be <text:span text:style-name="T21">discarded</text:span> as it will be assumed as the <text:span text:style-name="T9">D</text:span><text:span text:style-name="T1">efault</text:span> start to any <text:span text:style-name="T1">Address</text:span>.</text:p>
      <text:p text:style-name="P27"/>
      <text:p text:style-name="P28">&lt;&gt;</text:p>
      <text:p text:style-name="P28"/>
      <text:p text:style-name="P3"><text:span text:style-name="T17">Slide </text:span><text:span text:style-name="T19">8</text:span><text:span text:style-name="T17">:</text:span></text:p>
      <text:p text:style-name="P29"><text:span text:style-name="T17"/></text:p>
      <text:p text:style-name="P28">And so to my <text:span text:style-name="T9">A</text:span><text:span text:style-name="T1">cknowledgements</text:span> to the many sources of support and inspiration leant heavily upon during the construction of this body of profound instruction.</text:p>
      <text:p text:style-name="P28"/>
      <text:p text:style-name="P28">&lt;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64cm" fo:margin-bottom="0.64cm" fo:margin-left="2.011cm" fo:margin-right="0.654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4T14:07:48.291276992</meta:creation-date>
    <meta:generator>LibreOffice/5.1.6.2$Linux_X86_64 LibreOffice_project/10m0$Build-2</meta:generator>
    <dc:date>2018-06-25T18:55:43.268304735</dc:date>
    <meta:editing-duration>PT4H6M40S</meta:editing-duration>
    <meta:editing-cycles>11</meta:editing-cycles>
    <meta:document-statistic meta:table-count="0" meta:image-count="0" meta:object-count="0" meta:page-count="1" meta:paragraph-count="125" meta:word-count="848" meta:character-count="4574" meta:non-whitespace-character-count="3818"/>
  </office:meta>
</office:document-meta>
</file>